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c606" officeooo:paragraph-rsid="0011c606"/>
    </style:style>
    <style:style style:name="P2" style:family="paragraph" style:parent-style-name="Standard">
      <style:paragraph-properties fo:text-align="start" style:justify-single-word="false"/>
      <style:text-properties officeooo:rsid="0011c606" officeooo:paragraph-rsid="0011c606"/>
    </style:style>
    <style:style style:name="P3" style:family="paragraph" style:parent-style-name="Standard">
      <style:paragraph-properties fo:line-height="115%" fo:text-align="start" style:justify-single-word="false"/>
      <style:text-properties officeooo:paragraph-rsid="00192503"/>
    </style:style>
    <style:style style:name="T1" style:family="text">
      <style:text-properties officeooo:rsid="0011c606"/>
    </style:style>
    <style:style style:name="T2" style:family="text">
      <style:text-properties officeooo:rsid="00139c17"/>
    </style:style>
    <style:style style:name="T3" style:family="text">
      <style:text-properties officeooo:rsid="00143d88"/>
    </style:style>
    <style:style style:name="T4" style:family="text">
      <style:text-properties officeooo:rsid="0015b2d9"/>
    </style:style>
    <style:style style:name="T5" style:family="text">
      <style:text-properties officeooo:rsid="0016020b"/>
    </style:style>
    <style:style style:name="T6" style:family="text">
      <style:text-properties officeooo:rsid="00162cde"/>
    </style:style>
    <style:style style:name="T7" style:family="text">
      <style:text-properties officeooo:rsid="0017d9a7"/>
    </style:style>
    <style:style style:name="T8" style:family="text">
      <style:text-properties officeooo:rsid="0018fc0a"/>
    </style:style>
    <style:style style:name="T9" style:family="text">
      <style:text-properties officeooo:rsid="00192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 Hunter</text:p>
      <text:p text:style-name="P2"/>
      <text:p text:style-name="P2">Quem somo:</text:p>
      <text:p text:style-name="P2"/>
      <text:p text:style-name="P3"><text:span text:style-name="T1">Somos um grupo de acadêmicos formado na faculdade que </text:span><text:span text:style-name="T2">como projeto integrador observamos uma carência no mercado de game mobile para games de plataforma em pixel. Analisando tal situação decidimos desenvolver </text:span><text:span text:style-name="T1"><text:s/></text:span><text:span text:style-name="T2">algo que fosse contra a nova tendência do mercado. Atualmente o mercado de games busca lançar jogos que o utiliza toda capacidade de processamento de um aparelho, seja ele </text:span><text:span text:style-name="T3">smartphone ou </text:span><text:span text:style-name="T2"><text:s/></text:span><text:span text:style-name="T3">desktop, </text:span><text:span text:style-name="T4">deixando aqueles que possui uma baixa </text:span><text:span text:style-name="T5">capacidade de processamento. Pensando nisso Random Hunter surgiu para solucionar essa carência, trazendo um game divertido e leve com o objetivo de rodar em todos os aparelhos </text:span><text:span text:style-name="T6">em sua potência máxima. </text:span><text:span text:style-name="T7">Outro diferencial do projeto desenvolvido é o publico que buscamos alcançar, diferente das novas tendências </text:span><text:span text:style-name="T8">atuais onde seu público-alvo são os público mais novos,</text:span><text:span text:style-name="T7"> nós buscamos agradar o público da velha guarda, </text:span><text:span text:style-name="T8">aquela geração 8/16 bits. </text:span><text:span text:style-name="T9">De inovação traremos referencias do mundo geek assim como e</text:span>astereggs <text:span text:style-name="T9">dentro do gam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3:11:11.247987800</meta:creation-date>
    <dc:date>2023-06-16T13:34:27.439443636</dc:date>
    <meta:editing-duration>PT23M1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53" meta:character-count="990" meta:non-whitespace-character-count="837"/>
  </office:meta>
</office:document-meta>
</file>